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line-height-at-least="0.25in" fo:text-align="start" style:justify-single-word="false" style:text-autospace="none"/>
      <style:text-properties style:use-window-font-color="true" style:font-name="Verdana" fo:font-size="11pt" fo:font-style="normal" fo:font-weight="normal" style:font-name-asian="Verdana" style:font-size-asian="11pt" style:font-style-asian="normal" style:font-weight-asian="normal" style:font-name-complex="Verdana" style:font-size-complex="11pt" style:font-style-complex="normal" style:font-weight-complex="normal"/>
    </style:style>
    <style:style style:name="P2" style:family="paragraph" style:parent-style-name="Standard">
      <style:paragraph-properties style:line-height-at-least="0.25in" fo:text-align="start" style:justify-single-word="false" style:text-autospace="none"/>
      <style:text-properties style:use-window-font-color="true" style:font-name="Verdana" fo:font-size="14pt" fo:font-style="normal" fo:font-weight="bold" style:font-name-asian="Verdana" style:font-size-asian="14pt" style:font-style-asian="normal" style:font-weight-asian="bold" style:font-name-complex="Verdana" style:font-size-complex="14pt" style:font-style-complex="normal" style:font-weight-complex="bold"/>
    </style:style>
    <style:style style:name="P3" style:family="paragraph" style:parent-style-name="Standard">
      <style:paragraph-properties style:line-height-at-least="0.25in" fo:text-align="start" style:justify-single-word="false" style:text-autospace="none"/>
      <style:text-properties fo:color="#999999" style:font-name="Verdana" fo:font-size="14pt" fo:font-style="normal" fo:font-weight="normal" style:font-name-asian="Verdana" style:font-size-asian="14pt" style:font-style-asian="normal" style:font-weight-asian="normal" style:font-name-complex="Verdana" style:font-size-complex="14pt" style:font-style-complex="normal" style:font-weight-complex="normal"/>
    </style:style>
    <style:style style:name="P4" style:family="paragraph" style:parent-style-name="Standard">
      <style:text-properties fo:font-size="14pt" style:font-size-asian="14pt" style:font-size-complex="14pt"/>
    </style:style>
    <style:style style:name="P5" style:family="paragraph" style:parent-style-name="Standard">
      <style:paragraph-properties fo:margin-top="0in" fo:margin-bottom="0.25in" style:line-height-at-least="0.25in" fo:text-align="start" style:justify-single-word="false" style:text-autospace="none"/>
      <style:text-properties style:use-window-font-color="true" style:font-name="Verdana" fo:font-size="13pt" fo:font-style="italic" fo:font-weight="normal" style:font-name-asian="Verdana" style:font-size-asian="13pt" style:font-style-asian="italic" style:font-weight-asian="normal" style:font-name-complex="Verdana" style:font-size-complex="13pt" style:font-style-complex="italic" style:font-weight-complex="normal"/>
    </style:style>
    <style:style style:name="P6"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4pt" fo:font-style="normal" fo:font-weight="normal" style:font-name-asian="Verdana" style:font-size-asian="14pt" style:font-style-asian="normal" style:font-weight-asian="normal" style:font-name-complex="Verdana" style:font-size-complex="14pt" style:font-style-complex="normal" style:font-weight-complex="normal"/>
    </style:style>
    <style:style style:name="P7" style:family="paragraph" style:parent-style-name="Standard">
      <style:paragraph-properties fo:margin-left="0.5in" fo:margin-right="0in" style:line-height-at-least="0.361in" fo:text-align="start" style:justify-single-word="false" fo:text-indent="-0.5in" style:auto-text-indent="false" style:text-autospace="none">
        <style:tab-stops>
          <style:tab-stop style:position="-0.3472in"/>
          <style:tab-stop style:position="0in"/>
        </style:tab-stops>
      </style:paragraph-properties>
      <style:text-properties fo:font-size="14pt" style:font-size-asian="14pt" style:font-size-complex="14pt"/>
    </style:style>
    <style:style style:name="P8"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font-size="14pt" style:font-size-asian="14pt" style:font-size-complex="14pt"/>
    </style:style>
    <style:style style:name="P9" style:family="paragraph" style:parent-style-name="Standard">
      <style:paragraph-properties fo:margin-top="0in" fo:margin-bottom="0.1665in" style:line-height-at-least="0.25in" fo:text-align="start" style:justify-single-word="false" style:text-autospace="none"/>
      <style:text-properties fo:font-size="24pt" fo:font-weight="bold" style:font-size-asian="24pt" style:font-weight-asian="bold" style:font-size-complex="24pt" style:font-weight-complex="bold"/>
    </style:style>
    <style:style style:name="T1" style:family="text">
      <style:text-properties style:use-window-font-color="true" style:font-name="Verdana" fo:font-style="normal" fo:font-weight="bold" style:font-name-asian="Verdana" style:font-style-asian="normal" style:font-weight-asian="bold" style:font-name-complex="Verdana" style:font-style-complex="normal" style:font-weight-complex="bold"/>
    </style:style>
    <style:style style:name="T2" style:family="text">
      <style:text-properties style:use-window-font-color="true" style:font-name="Verdana" fo:font-style="normal" fo:font-weight="normal" style:font-name-asian="Verdana" style:font-style-asian="normal" style:font-weight-asian="normal" style:font-name-complex="Verdana"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Foolproof Holiday Cookies</text:p>
      <text:p text:style-name="P1">Makes thirty-six to forty 2 1/2-inch cookies</text:p>
      <text:p text:style-name="P5">If you cannot find superfine sugar, you can process regular granulated sugar in a food processor for about 20 seconds. </text:p>
      <text:p text:style-name="P2">INGREDIENTS</text:p>
      <text:p text:style-name="P2">BUTTER COOKIE DOUGH</text:p>
      <text:p text:style-name="P7"><text:span text:style-name="T1"><text:tab/><text:tab/>2 1/2</text:span><text:span text:style-name="T2"> cups unbleached all-purpose flour (12 1/2 ounces)</text:span></text:p>
      <text:p text:style-name="P7"><text:span text:style-name="T1"><text:tab/><text:tab/>3/4</text:span><text:span text:style-name="T2"> cup superfine sugar (5 1/2 ounces) (see note)</text:span></text:p>
      <text:p text:style-name="P7"><text:span text:style-name="T1"><text:tab/><text:tab/>1/4</text:span><text:span text:style-name="T2"> teaspoon table salt</text:span></text:p>
      <text:p text:style-name="P7"><text:span text:style-name="T1"><text:tab/><text:tab/>16</text:span><text:span text:style-name="T2"> tablespoons unsalted butter (2 sticks), cut into sixteen 1/2-inch pieces, at cool room temperature (about 65 degrees)</text:span></text:p>
      <text:p text:style-name="P7"><text:span text:style-name="T1"><text:tab/><text:tab/>2</text:span><text:span text:style-name="T2"> teaspoons vanilla extract</text:span></text:p>
      <text:p text:style-name="P7"><text:span text:style-name="T1"><text:tab/><text:tab/>2</text:span><text:span text:style-name="T2"> tablespoons cream cheese , at room temperature</text:span></text:p>
      <text:p text:style-name="P2">GLAZE</text:p>
      <text:p text:style-name="P7"><text:span text:style-name="T1"><text:tab/><text:tab/>1</text:span><text:span text:style-name="T2"> tablespoon cream cheese, at room temperature</text:span></text:p>
      <text:p text:style-name="P7"><text:span text:style-name="T1"><text:tab/><text:tab/>3</text:span><text:span text:style-name="T2"> tablespoons milk</text:span></text:p>
      <text:p text:style-name="P7"><text:span text:style-name="T1"><text:tab/><text:tab/>1 1/2</text:span><text:span text:style-name="T2"> cups confectioners' sugar(6 ounces)</text:span></text:p>
      <text:p text:style-name="P2">INSTRUCTIONS</text:p>
      <text:p text:style-name="P8"><text:span text:style-name="T2"><text:tab/><text:tab/>1. </text:span><text:span text:style-name="T1">FOR THE COOKIES:</text:span><text:span text:style-name="T2"> In bowl of standing mixer fitted with flat beater, mix flour, sugar, and salt on low speed until combined, about 5 seconds. With mixer running on low, add butter 1 piece at a time; continue to mix until mixture looks crumbly and slightly wet, about 1 minute longer. Add vanilla and cream cheese and mix on low until dough just begins to form large clumps, about 30 seconds.</text:span></text:p>
      <text:p text:style-name="P6"><text:tab/><text:tab/>2. Remove bowl from mixer; knead dough by hand in bowl for 2 to 3 turns to form large cohesive mass. Turn out dough onto countertop; divide in half, pat into two 4-inch disks, wrap each in plastic, and refrigerate until they begin to firm up, 20 to 30 minutes. (Can be refrigerated up to 3 days or frozen up to 2 weeks; defrost in refrigerator before using.)</text:p>
      <text:p text:style-name="P6"><text:soft-page-break/><text:tab/><text:tab/>3. Adjust oven rack to middle position; heat oven to 375 degrees. Roll out 1 dough disk to even 1/8-inch thickness between 2 large sheets parchment paper; slide rolled dough on parchment onto baking sheet and chill until firm, about 10 minutes. Meanwhile, repeat with second disk.</text:p>
      <text:p text:style-name="P6"><text:tab/><text:tab/>4. Working with first portion of rolled dough, cut into desired shapes using cookie cutter(s) and place shapes on parchment-lined baking sheet, spacing them about 1 1/2 inches apart. Bake until light golden brown, about 10 minutes, rotating baking sheet halfway through baking time. Repeat with second portion of rolled dough. (Dough scraps can be patted together, chilled, and re-rolled once.) Cool cookies on wire rack to room temperature.</text:p>
      <text:p text:style-name="P8"><text:span text:style-name="T2"><text:tab/><text:tab/>5.</text:span><text:span text:style-name="T1"> FOR THE GLAZE:</text:span><text:span text:style-name="T2"> Whisk cream cheese and 2 tablespoons milk in medium bowl until combined and no lumps remain. Whisk in confectioners' sugar until smooth, adding remaining milk as needed until glaze is thin enough to spread easily. Drizzle or spread scant teaspoon glaze with back of spoon onto each cooled cookie, as desired. </text:span></text:p>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2-05-25T10:04:10</meta:creation-date>
    <dc:date>2012-05-25T10:09:39</dc:date>
    <dc:creator>Robert Houk</dc:creator>
    <meta:editing-duration>PT00H03M43S</meta:editing-duration>
    <meta:editing-cycles>2</meta:editing-cycles>
    <meta:generator>OpenOffice.org/3.2$Unix OpenOffice.org_project/320m18$Build-9502</meta:generator>
    <meta:document-statistic meta:table-count="0" meta:image-count="0" meta:object-count="0" meta:page-count="2" meta:paragraph-count="21" meta:word-count="415" meta:character-count="2489"/>
  </office:meta>
</office:document-meta>
</file>